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ыфв</text:p>
      <text:p text:style-name="Обычный"><text:span text:style-name="T2">Пример некоторого текст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list-style style:name="WW8Num1" style:display-name="WW8Num1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Михаил Маркин</meta:initial-creator>
    <dc:creator>Михаил Маркин</dc:creator>
    <meta:creation-date>2017-08-02T11:09:00Z</meta:creation-date>
    <dc:date>2024-03-16T16:28:00Z</dc:date>
    <meta:template xlink:href="Normal.dotm" xlink:type="simple"/>
    <meta:editing-cycles>22</meta:editing-cycles>
    <meta:editing-duration>PT1367257020S</meta:editing-duration>
    <meta:document-statistic meta:page-count="1" meta:paragraph-count="1" meta:word-count="4" meta:character-count="28" meta:row-count="1" meta:non-whitespace-character-count="25"/>
  </office:meta>
</office:document-meta>
</file>